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mo" svg:font-family="Arim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6.297083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number-rows-repeated="5" table:style-name="ro1">
          <table:table-cell table:number-columns-repeated="3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CAPITAL SOCIAL</text:p>
          </table:table-cell>
          <table:table-cell office:value-type="float" office:value="196.000001" table:style-name="ce3">
            <text:p>196,000001</text:p>
          </table:table-cell>
          <table:table-cell office:value-type="string" table:style-name="ce1">
            <text:p>Iván Soler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196.00000199999999" table:style-name="ce3">
            <text:p>196,000002</text:p>
          </table:table-cell>
          <table:table-cell office:value-type="string" table:style-name="ce1">
            <text:p>Rubén Sansano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196.00000299999999" table:style-name="ce3">
            <text:p>196,000003</text:p>
          </table:table-cell>
          <table:table-cell office:value-type="string" table:style-name="ce4">
            <text:p>Bertrand Ndongo</text:p>
          </table:table-cell>
          <table:table-cell table:number-columns-repeated="16378"/>
        </table:table-row>
        <table:table-row table:number-rows-repeated="2" table:style-name="ro1">
          <table:table-cell table:number-columns-repeated="3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TERRENOS</text:p>
          </table:table-cell>
          <table:table-cell office:value-type="float" office:value="220.000001" table:style-name="ce2">
            <text:p>220,000001</text:p>
          </table:table-cell>
          <table:table-cell office:value-type="string" table:style-name="ce1">
            <text:p>LOCAL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220.00000199999999" table:style-name="ce2">
            <text:p>220,000002</text:p>
          </table:table-cell>
          <table:table-cell office:value-type="string" table:style-name="ce1">
            <text:p>FÁBRICA</text:p>
          </table:table-cell>
          <table:table-cell table:number-columns-repeated="16378"/>
        </table:table-row>
        <table:table-row table:number-rows-repeated="2" table:style-name="ro1">
          <table:table-cell table:number-columns-repeated="3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MÁQUINAS</text:p>
          </table:table-cell>
          <table:table-cell office:value-type="float" office:value="223.000001" table:style-name="ce2">
            <text:p>223,000001</text:p>
          </table:table-cell>
          <table:table-cell office:value-type="string" table:style-name="ce1">
            <text:p>Pulpo automátcio VOLT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223.00000199999999" table:style-name="ce2">
            <text:p>223,000002</text:p>
          </table:table-cell>
          <table:table-cell office:value-type="string" table:style-name="ce1">
            <text:p>Roll to Roll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223.00000299999999" table:style-name="ce2">
            <text:p>223,000003</text:p>
          </table:table-cell>
          <table:table-cell office:value-type="string" table:style-name="ce1">
            <text:p>Horno de secado CID 1400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PROVEEDORES</text:p>
          </table:table-cell>
          <table:table-cell office:value-type="float" office:value="4000.0000009999999" table:style-name="ce2">
            <text:p>4000,000001</text:p>
          </table:table-cell>
          <table:table-cell office:value-type="string" table:style-name="ce1">
            <text:p>Amadeo Lladós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000.0000020000002" table:style-name="ce2">
            <text:p>4000,000002</text:p>
          </table:table-cell>
          <table:table-cell office:value-type="string" table:style-name="ce1">
            <text:p>Juan de Dios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000.0000030000001" table:style-name="ce2">
            <text:p>4000,000003</text:p>
          </table:table-cell>
          <table:table-cell office:value-type="string" table:style-name="ce1">
            <text:p>Joaquín Domínguez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000.000004" table:style-name="ce2">
            <text:p>4000,000004</text:p>
          </table:table-cell>
          <table:table-cell office:value-type="string" table:style-name="ce1">
            <text:p>David Cánovas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000.0000049999999" table:style-name="ce2">
            <text:p>4000,000005</text:p>
          </table:table-cell>
          <table:table-cell office:value-type="string" table:style-name="ce1">
            <text:p>Nathan Hidalgo</text:p>
          </table:table-cell>
          <table:table-cell table:number-columns-repeated="16378"/>
        </table:table-row>
        <table:table-row table:number-rows-repeated="2" table:style-name="ro1">
          <table:table-cell table:number-columns-repeated="3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401.000001" table:style-name="ce2">
            <text:p>401,000001</text:p>
          </table:table-cell>
          <table:table-cell office:value-type="string" table:style-name="ce1">
            <text:p>Amadeo Lladós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02.00000199999999" table:style-name="ce2">
            <text:p>402,000002</text:p>
          </table:table-cell>
          <table:table-cell office:value-type="string" table:style-name="ce1">
            <text:p>Juan de Dios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03.00000299999999" table:style-name="ce2">
            <text:p>403,000003</text:p>
          </table:table-cell>
          <table:table-cell office:value-type="string" table:style-name="ce1">
            <text:p>Joaquín Domínguez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04.00000399999999" table:style-name="ce2">
            <text:p>404,000004</text:p>
          </table:table-cell>
          <table:table-cell office:value-type="string" table:style-name="ce1">
            <text:p>David Cánovas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05.00000499999999" table:style-name="ce2">
            <text:p>405,000005</text:p>
          </table:table-cell>
          <table:table-cell office:value-type="string" table:style-name="ce1">
            <text:p>Nathan Hidalgo</text:p>
          </table:table-cell>
          <table:table-cell table:number-columns-repeated="16378"/>
        </table:table-row>
        <table:table-row table:number-rows-repeated="2" table:style-name="ro1">
          <table:table-cell table:number-columns-repeated="3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ACREEDORES</text:p>
          </table:table-cell>
          <table:table-cell office:value-type="float" office:value="4100.0000010000003" table:style-name="ce2">
            <text:p>4100,000001</text:p>
          </table:table-cell>
          <table:table-cell office:value-type="string" table:style-name="ce1">
            <text:p>LUZ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100.0000019999998" table:style-name="ce2">
            <text:p>4100,000002</text:p>
          </table:table-cell>
          <table:table-cell office:value-type="string" table:style-name="ce1">
            <text:p>AGUA</text:p>
          </table:table-cell>
          <table:table-cell table:number-columns-repeated="16378"/>
        </table:table-row>
        <table:table-row table:number-rows-repeated="2" table:style-name="ro1">
          <table:table-cell table:number-columns-repeated="3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CLIENTES</text:p>
          </table:table-cell>
          <table:table-cell office:value-type="float" office:value="4300.0000010000003" table:style-name="ce2">
            <text:p>4300,000001</text:p>
          </table:table-cell>
          <table:table-cell office:value-type="string" table:style-name="ce1">
            <text:p>José Pérez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300.0000019999998" table:style-name="ce2">
            <text:p>4300,000002</text:p>
          </table:table-cell>
          <table:table-cell office:value-type="string" table:style-name="ce1">
            <text:p>Antonio Sánchez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300.0000030000001" table:style-name="ce2">
            <text:p>4300,000003</text:p>
          </table:table-cell>
          <table:table-cell office:value-type="string" table:style-name="ce1">
            <text:p>Jimbo Forexel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300.0000040000004" table:style-name="ce5">
            <text:p>4300,000004</text:p>
          </table:table-cell>
          <table:table-cell office:value-type="string" table:style-name="ce1">
            <text:p>Antonio Sánchez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300.0000049999999" table:style-name="ce2">
            <text:p>4300,000005</text:p>
          </table:table-cell>
          <table:table-cell office:value-type="string" table:style-name="ce1">
            <text:p>Lisberto Menéndez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4310.0000010000003" table:style-name="ce2">
            <text:p>4310,000001</text:p>
          </table:table-cell>
          <table:table-cell office:value-type="string" table:style-name="ce1">
            <text:p>José Pérez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310.0000019999998" table:style-name="ce2">
            <text:p>4310,000002</text:p>
          </table:table-cell>
          <table:table-cell office:value-type="string" table:style-name="ce1">
            <text:p>Antonio Sánchez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310.0000030000001" table:style-name="ce2">
            <text:p>4310,000003</text:p>
          </table:table-cell>
          <table:table-cell office:value-type="string" table:style-name="ce1">
            <text:p>Jimbo Forexel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310.0000040000004" table:style-name="ce5">
            <text:p>4310,000004</text:p>
          </table:table-cell>
          <table:table-cell office:value-type="string" table:style-name="ce1">
            <text:p>Antonio Sánchez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310.0000049999999" table:style-name="ce2">
            <text:p>4310,000005</text:p>
          </table:table-cell>
          <table:table-cell office:value-type="string" table:style-name="ce1">
            <text:p>Lisberto Menéndez</text:p>
          </table:table-cell>
          <table:table-cell table:number-columns-repeated="16378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EMPLEADOS</text:p>
          </table:table-cell>
          <table:table-cell office:value-type="float" office:value="640.000001" table:style-name="ce2">
            <text:p>640,000001</text:p>
          </table:table-cell>
          <table:table-cell office:value-type="string" table:style-name="ce1">
            <text:p>Juan Andrés Arenas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640.00000199999999" table:style-name="ce2">
            <text:p>640,000002</text:p>
          </table:table-cell>
          <table:table-cell office:value-type="string" table:style-name="ce1">
            <text:p>Alejandro Llorens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640.00000299999999" table:style-name="ce2">
            <text:p>640,000003</text:p>
          </table:table-cell>
          <table:table-cell office:value-type="string" table:style-name="ce1">
            <text:p>Diego Antón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640.00000399999999" table:style-name="ce2">
            <text:p>640,000004</text:p>
          </table:table-cell>
          <table:table-cell office:value-type="string" table:style-name="ce1">
            <text:p>Jordi Carillo Jr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640.00000499999999" table:style-name="ce2">
            <text:p>640,000005</text:p>
          </table:table-cell>
          <table:table-cell office:value-type="string" table:style-name="ce1">
            <text:p>Jordi Carillo</text:p>
          </table:table-cell>
          <table:table-cell table:number-columns-repeated="16378"/>
        </table:table-row>
        <table:table-row table:number-rows-repeated="2" table:style-name="ro1">
          <table:table-cell table:number-columns-repeated="3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ADMINISTRACIÓN</text:p>
          </table:table-cell>
          <table:table-cell office:value-type="float" office:value="465.000001" table:style-name="ce6">
            <text:p>465,000001</text:p>
          </table:table-cell>
          <table:table-cell office:value-type="string" table:style-name="ce1">
            <text:p>Juan Andrés Arenas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65.00000199999999" table:style-name="ce6">
            <text:p>465,000002</text:p>
          </table:table-cell>
          <table:table-cell office:value-type="string" table:style-name="ce1">
            <text:p>Alejandro Llorens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65.00000299999999" table:style-name="ce6">
            <text:p>465,000003</text:p>
          </table:table-cell>
          <table:table-cell office:value-type="string" table:style-name="ce1">
            <text:p>Diego Antón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465.00000399999999" table:style-name="ce6">
            <text:p>465,000004</text:p>
          </table:table-cell>
          <table:table-cell office:value-type="string" table:style-name="ce1">
            <text:p>Jordi Carillo Jr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65.00000499999999" table:style-name="ce6">
            <text:p>465,000005</text:p>
          </table:table-cell>
          <table:table-cell office:value-type="string" table:style-name="ce1">
            <text:p>Jordi Carillo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476.000001" table:style-name="ce2">
            <text:p>476,000001</text:p>
          </table:table-cell>
          <table:table-cell office:value-type="string" table:style-name="ce1">
            <text:p>Juan Andrés Arena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76.00000199999999" table:style-name="ce2">
            <text:p>476,000002</text:p>
          </table:table-cell>
          <table:table-cell office:value-type="string" table:style-name="ce1">
            <text:p>Alejandro Lloren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76.00000299999999" table:style-name="ce2">
            <text:p>476,000003</text:p>
          </table:table-cell>
          <table:table-cell office:value-type="string" table:style-name="ce1">
            <text:p>Diego Antón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76.00000399999999" table:style-name="ce2">
            <text:p>476,000004</text:p>
          </table:table-cell>
          <table:table-cell office:value-type="string" table:style-name="ce1">
            <text:p>Jordi Carillo Jr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76.00000499999999" table:style-name="ce2">
            <text:p>476,000005</text:p>
          </table:table-cell>
          <table:table-cell office:value-type="string" table:style-name="ce1">
            <text:p>Jordi Carillo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4751.0000010000003" table:style-name="ce2">
            <text:p>4751,000001</text:p>
          </table:table-cell>
          <table:table-cell office:value-type="string" table:style-name="ce1">
            <text:p>Juan Andrés Arena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751.0000019999998" table:style-name="ce2">
            <text:p>4751,000002</text:p>
          </table:table-cell>
          <table:table-cell office:value-type="string" table:style-name="ce1">
            <text:p>Alejandro Lloren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751.0000030000001" table:style-name="ce2">
            <text:p>4751,000003</text:p>
          </table:table-cell>
          <table:table-cell office:value-type="string" table:style-name="ce1">
            <text:p>Diego Antón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751.0000040000004" table:style-name="ce2">
            <text:p>4751,000004</text:p>
          </table:table-cell>
          <table:table-cell office:value-type="string" table:style-name="ce1">
            <text:p>Jordi Carillo Jr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751.0000049999999" table:style-name="ce2">
            <text:p>4751,000005</text:p>
          </table:table-cell>
          <table:table-cell office:value-type="string" table:style-name="ce1">
            <text:p>Jordi Carillo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TESORERÍA</text:p>
          </table:table-cell>
          <table:table-cell office:value-type="float" office:value="572.000001" table:style-name="ce2">
            <text:p>572,000001</text:p>
          </table:table-cell>
          <table:table-cell office:value-type="string" table:style-name="ce1">
            <text:p>CAIXA BANK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572.00000199999999" table:style-name="ce2">
            <text:p>572,000002</text:p>
          </table:table-cell>
          <table:table-cell office:value-type="string" table:style-name="ce1">
            <text:p>SANTANDER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float" office:value="572.00000299999999" table:style-name="ce2">
            <text:p>572,000003</text:p>
          </table:table-cell>
          <table:table-cell office:value-type="string" table:style-name="ce1">
            <text:p>BBVA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570.000001" table:style-name="ce2">
            <text:p>570,000001</text:p>
          </table:table-cell>
          <table:table-cell office:value-type="string" table:style-name="ce1">
            <text:p>CAJA (DINERO EFECTIVO)</text:p>
          </table:table-cell>
          <table:table-cell table:number-columns-repeated="16378"/>
        </table:table-row>
        <table:table-row table:number-rows-repeated="7" table:style-name="ro1">
          <table:table-cell table:number-columns-repeated="3"/>
          <table:table-cell table:style-name="ce1"/>
          <table:table-cell table:style-name="ce2"/>
          <table:table-cell table:number-columns-repeated="16379" table:style-name="ce1"/>
        </table:table-row>
        <table:table-row table:number-rows-repeated="9" table:style-name="ro1">
          <table:table-cell table:number-columns-repeated="16384"/>
        </table:table-row>
        <table:table-row table:number-rows-repeated="13" table:style-name="ro1">
          <table:table-cell table:number-columns-repeated="4"/>
          <table:table-cell table:style-name="ce2"/>
          <table:table-cell table:number-columns-repeated="16379"/>
        </table:table-row>
        <table:table-row table:number-rows-repeated="1048462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mo" svg:font-family="Arimo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mo" style:font-name-asian="Arimo" style:font-name-complex="Arimo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Iván Soler</meta:initial-creator>
    <dc:creator>GAME</dc:creator>
    <meta:creation-date>2023-11-14T11:26:58Z</meta:creation-date>
    <dc:date>2023-12-02T11:59:18Z</dc:date>
    <meta:editing-cycles>3</meta:editing-cycles>
    <meta:editing-duration>PT7312S</meta:editing-duration>
  </office:meta>
</office:document-meta>
</file>